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bb0" officeooo:paragraph-rsid="00161bb0"/>
    </style:style>
    <style:style style:name="P2" style:family="paragraph" style:parent-style-name="Standard">
      <style:text-properties officeooo:rsid="00166153" officeooo:paragraph-rsid="00166153"/>
    </style:style>
    <style:style style:name="P3" style:family="paragraph" style:parent-style-name="Standard">
      <style:text-properties officeooo:rsid="0016d16a" officeooo:paragraph-rsid="0016d16a"/>
    </style:style>
    <style:style style:name="P4" style:family="paragraph" style:parent-style-name="Standard">
      <style:text-properties officeooo:rsid="00190896" officeooo:paragraph-rsid="00190896"/>
    </style:style>
    <style:style style:name="P5" style:family="paragraph" style:parent-style-name="Standard">
      <style:text-properties officeooo:rsid="001a7e9b" officeooo:paragraph-rsid="001a7e9b"/>
    </style:style>
    <style:style style:name="P6" style:family="paragraph" style:parent-style-name="Standard">
      <style:text-properties officeooo:rsid="001d089c" officeooo:paragraph-rsid="001d089c"/>
    </style:style>
    <style:style style:name="P7" style:family="paragraph" style:parent-style-name="Standard">
      <style:text-properties officeooo:rsid="001f59fd" officeooo:paragraph-rsid="001f59fd"/>
    </style:style>
    <style:style style:name="P8" style:family="paragraph" style:parent-style-name="Standard">
      <style:text-properties officeooo:rsid="0021dabc" officeooo:paragraph-rsid="0021dabc"/>
    </style:style>
    <style:style style:name="P9" style:family="paragraph" style:parent-style-name="Standard">
      <style:text-properties officeooo:paragraph-rsid="0021dabc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1" style:family="paragraph" style:parent-style-name="Standard">
      <style:text-properties style:text-position="0% 100%" officeooo:rsid="001f59fd" officeooo:paragraph-rsid="001f59fd"/>
    </style:style>
    <style:style style:name="P12" style:family="paragraph" style:parent-style-name="Standard">
      <style:text-properties style:text-position="0% 100%" officeooo:rsid="001fa3fa" officeooo:paragraph-rsid="001fa3fa"/>
    </style:style>
    <style:style style:name="P13" style:family="paragraph" style:parent-style-name="Standard">
      <style:text-properties style:text-position="0% 100%" officeooo:rsid="0020e868" officeooo:paragraph-rsid="0020e868"/>
    </style:style>
    <style:style style:name="P14" style:family="paragraph" style:parent-style-name="Standard">
      <style:text-properties style:text-position="0% 100%" officeooo:rsid="0021dabc" officeooo:paragraph-rsid="0021dabc"/>
    </style:style>
    <style:style style:name="P15" style:family="paragraph" style:parent-style-name="Heading_20_3">
      <style:text-properties officeooo:rsid="00161bb0" officeooo:paragraph-rsid="00161bb0"/>
    </style:style>
    <style:style style:name="P16" style:family="paragraph" style:parent-style-name="Heading_20_3">
      <style:text-properties officeooo:rsid="00166153" officeooo:paragraph-rsid="00166153"/>
    </style:style>
    <style:style style:name="P17" style:family="paragraph" style:parent-style-name="Heading_20_3">
      <style:text-properties officeooo:rsid="00190896" officeooo:paragraph-rsid="00190896"/>
    </style:style>
    <style:style style:name="T1" style:family="text">
      <style:text-properties officeooo:rsid="00161bb0"/>
    </style:style>
    <style:style style:name="T2" style:family="text">
      <style:text-properties officeooo:rsid="00166153"/>
    </style:style>
    <style:style style:name="T3" style:family="text">
      <style:text-properties officeooo:rsid="0016d16a"/>
    </style:style>
    <style:style style:name="T4" style:family="text">
      <style:text-properties officeooo:rsid="00190896"/>
    </style:style>
    <style:style style:name="T5" style:family="text">
      <style:text-properties officeooo:rsid="001a7e9b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e20d5"/>
    </style:style>
    <style:style style:name="T9" style:family="text">
      <style:text-properties style:text-position="0% 100%" officeooo:rsid="001fa3fa"/>
    </style:style>
    <style:style style:name="T10" style:family="text">
      <style:text-properties officeooo:rsid="001c2f72"/>
    </style:style>
    <style:style style:name="T11" style:family="text">
      <style:text-properties officeooo:rsid="0023a7bf"/>
    </style:style>
    <style:style style:name="T12" style:family="text">
      <style:text-properties officeooo:rsid="00243d0d"/>
    </style:style>
    <style:style style:name="T13" style:family="text">
      <style:text-properties officeooo:rsid="002605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Exercice 1</text:h>
      <text:p text:style-name="Standard"><text:span text:style-name="T1">D</text:span> = 10 Mbit / s</text:p>
      <text:p text:style-name="P1">Bit time = 0.1 micro seconde</text:p>
      <text:p text:style-name="P1">n = nb de collision </text:p>
      <text:p text:style-name="P1">K * 51,2 micro seconde</text:p>
      <text:p text:style-name="P1">n = 1 , Kmax = 1</text:p>
      <text:p text:style-name="P1">n= 2 , Kmax = 3</text:p>
      <text:p text:style-name="P1">n = 3 , Kmax = 7</text:p>
      <text:p text:style-name="P1">… n = 10 , Kmax = 2^10 – 1 = 1023</text:p>
      <text:p text:style-name="P1"><text:span text:style-name="T2">T</text:span>emps d’attente maximale = 51,2 microsec </text:p>
      <text:p text:style-name="P1"><text:s/>(1 + 3 + 7 + 15 + 31 + 63 + 127 + 255 + 511 + 1023) <text:span text:style-name="T2">= 2036</text:span></text:p>
      <text:h text:style-name="P16" text:outline-level="3">Exercice 3 </text:h>
      <text:p text:style-name="Standard"><text:span text:style-name="T3">1/ </text:span>D = 10 Mb / s</text:p>
      <text:p text:style-name="P2">Lmin = 64 Octets <text:span text:style-name="T13">= 64 * 8 bits</text:span></text:p>
      <text:p text:style-name="P2">V = 200000 km/s</text:p>
      <text:p text:style-name="P2">M/D &gt;= 2 * LV</text:p>
      <text:p text:style-name="P2">longueur maximale = &lt; 5.12 km</text:p>
      <text:p text:style-name="P2">3 * n <text:s/>= 5.12 </text:p>
      <text:p text:style-name="P2">↔ n = 5.12 / 3 km</text:p>
      <text:p text:style-name="P3">Lmax (bus virtuel) = 5.12 km</text:p>
      <text:p text:style-name="P3">Lmax (chaque bus physique) = 5.12 / 3 km</text:p>
      <text:p text:style-name="P3">d (A, I) &lt;= 5,12 km</text:p>
      <text:p text:style-name="P3">d (A, I) = d(A,C) + d(D,F) + d(G,I) &lt;= 5.12 km</text:p>
      <text:p text:style-name="P3">temps de propagation dans le hub négligeable</text:p>
      <text:p text:style-name="P3"/>
      <text:p text:style-name="P3">2/ <text:span text:style-name="T4">Avec des ponts, d(A,C) &lt;= 5.12 km</text:span></text:p>
      <text:p text:style-name="P4">d(D,F) &lt;= 5.12 km</text:p>
      <text:p text:style-name="P4">d(A,I) &lt;= 5.12 * 3</text:p>
      <text:p text:style-name="P4"/>
      <text:h text:style-name="P17" text:outline-level="3">Exercice 4</text:h>
      <text:p text:style-name="Standard"><text:span text:style-name="T4">a/ </text:span>Physiquement séparer mais logiquement connecté</text:p>
      <text:p text:style-name="P4">copie du signal</text:p>
      <text:p text:style-name="P4"/>
      <text:p text:style-name="P4">b/ On applique la formule de taille du réseau dans chaque domaine de collision, vu qu’il y a 1 seul domaine de collision ( en utilisant des Hubs<text:span text:style-name="T10">)</text:span></text:p>
      <text:p text:style-name="P4">M/D = 2 * L/V</text:p>
      <text:p text:style-name="P4">M = 64 Octets</text:p>
      <text:p text:style-name="P4">D = 100 Mb/s</text:p>
      <text:p text:style-name="P4">V = 200000 km/s</text:p>
      <text:p text:style-name="P4">L &lt;= 512 m</text:p>
      <text:p text:style-name="P4">L = d(A, H) &lt;= 512m</text:p>
      <text:p text:style-name="P4"/>
      <text:p text:style-name="P4">c/ Le temps de traversé d’un hub <text:span text:style-name="T5">est </text:span>de 500ns (non négligeable)</text:p>
      <text:p text:style-name="P5">200000 * 500 * 10<text:span text:style-name="T6">-9</text:span><text:span text:style-name="T7"> = 0.1 km = 100 m</text:span></text:p>
      <text:p text:style-name="P6"><text:span text:style-name="T7">formule = M/D &gt;= 2 * (L/V + temps de traversée des équipement</text:span><text:span text:style-name="T8">s</text:span><text:span text:style-name="T7">)</text:span></text:p>
      <text:p text:style-name="P11">entre A et H, on traverse 3 Hubs</text:p>
      <text:p text:style-name="P11">le temps des traversés des 3 Hubs eb un seul sens = 3 * 0.5 = 1.5 microsec </text:p>
      <text:p text:style-name="P7"><text:span text:style-name="T7">donc </text:span><text:span text:style-name="T9">M/D &gt;= 2 *( L/V + 3 microsec) </text:span></text:p>
      <text:p text:style-name="P12">L = d(A, H) &lt;= 212 m</text:p>
      <text:p text:style-name="P13"><text:soft-page-break/>d/ 2 domaines de collisions </text:p>
      <text:p text:style-name="P13">1er domaine = A,B,C</text:p>
      <text:p text:style-name="P13">2e domaine = F,G,H</text:p>
      <text:p text:style-name="P14">on applique la formule généralisée pour chaque domaine de collisions</text:p>
      <text:p text:style-name="Standard">Si on applique la formule sur le 1er domaine de collision =&gt; d( A, C) &lt;= 412 m </text:p>
      <text:p text:style-name="P9">puisqu’on on traverse un seul hub </text:p>
      <text:p text:style-name="P9">Pareil pour le 2eme domaine de collision, on traverse 1 seul hub </text:p>
      <text:p text:style-name="Standard">=&gt; d (G, H) &lt;= 412m </text:p>
      <text:p text:style-name="P10">d(A, H)_max = d(A, C)_max + d(G, H)_max = 412 x 2 = 824m </text:p>
      <text:p text:style-name="Standard"/>
      <text:p text:style-name="P8">e/ les Hubs par des ponts : 1 seul machine par port donc pas de domaine de collisions</text:p>
      <text:p text:style-name="P8">réseau ethernet commuté </text:p>
      <text:p text:style-name="P8">d(A,H) = pas de limite</text:p>
      <text:p text:style-name="P8"/>
      <text:p text:style-name="P8">f/ pas de domaine de collisions et pas de limite de distanc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5:12:47.434368787</meta:creation-date>
    <meta:generator>LibreOffice/6.4.6.2$Linux_X86_64 LibreOffice_project/40$Build-2</meta:generator>
    <dc:date>2021-01-18T10:32:09.171194674</dc:date>
    <meta:editing-duration>PT53M27S</meta:editing-duration>
    <meta:editing-cycles>16</meta:editing-cycles>
    <meta:document-statistic meta:table-count="0" meta:image-count="0" meta:object-count="0" meta:page-count="2" meta:paragraph-count="57" meta:word-count="445" meta:character-count="1873" meta:non-whitespace-character-count="1468"/>
  </office:meta>
</office:document-meta>
</file>